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officeooo:paragraph-rsid="00c3bb22"/>
    </style:style>
    <style:style style:name="P3" style:family="paragraph" style:parent-style-name="Standard">
      <style:text-properties fo:font-size="18pt" officeooo:rsid="00c93697" officeooo:paragraph-rsid="00c93697"/>
    </style:style>
    <style:style style:name="P4" style:family="paragraph" style:parent-style-name="Standard">
      <style:text-properties fo:font-size="18pt" officeooo:rsid="00c4ee73" officeooo:paragraph-rsid="00c4ee73"/>
    </style:style>
    <style:style style:name="P5" style:family="paragraph" style:parent-style-name="Standard">
      <style:text-properties officeooo:rsid="00c93697" officeooo:paragraph-rsid="00c93697"/>
    </style:style>
    <style:style style:name="P6" style:family="paragraph" style:parent-style-name="Standard">
      <style:text-properties officeooo:paragraph-rsid="00c93697"/>
    </style:style>
    <style:style style:name="P7" style:family="paragraph" style:parent-style-name="Standard">
      <style:text-properties officeooo:rsid="00c20b50" officeooo:paragraph-rsid="00c3bb22"/>
    </style:style>
    <style:style style:name="P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77533" officeooo:paragraph-rsid="0029ba73" style:font-size-asian="20pt" style:font-weight-asian="bold" style:font-size-complex="20pt" style:font-weight-complex="bold"/>
    </style:style>
    <style:style style:name="P9" style:family="paragraph" style:parent-style-name="tfTitre_20_Chapitre">
      <style:text-properties fo:font-size="26pt" officeooo:rsid="00c77533" officeooo:paragraph-rsid="00c93697"/>
    </style:style>
    <style:style style:name="T1" style:family="text">
      <style:text-properties officeooo:rsid="00c20b50"/>
    </style:style>
    <style:style style:name="T2" style:family="text">
      <style:text-properties fo:font-size="18pt"/>
    </style:style>
    <style:style style:name="T3" style:family="text">
      <style:text-properties fo:font-size="18pt" officeooo:rsid="00c2a5cc"/>
    </style:style>
    <style:style style:name="T4" style:family="text">
      <style:text-properties fo:font-size="18pt" officeooo:rsid="00c3bb22"/>
    </style:style>
    <style:style style:name="T5" style:family="text">
      <style:text-properties fo:font-size="18pt" officeooo:rsid="00c93697"/>
    </style:style>
    <style:style style:name="T6" style:family="text">
      <style:text-properties fo:font-size="18pt" style:text-underline-style="solid" style:text-underline-width="auto" style:text-underline-color="font-color" fo:font-weight="bold" officeooo:rsid="00c93697" style:font-weight-asian="bold" style:font-weight-complex="bold"/>
    </style:style>
    <style:style style:name="T7" style:family="text">
      <style:text-properties fo:font-size="18pt" officeooo:rsid="00ca5bc6"/>
    </style:style>
    <style:style style:name="T8" style:family="text">
      <style:text-properties officeooo:rsid="00c93697"/>
    </style:style>
    <style:style style:name="T9" style:family="text">
      <style:text-properties fo:text-transform="uppercase" style:font-name="Arial" fo:font-weight="bold" style:font-size-asian="20pt" style:font-weight-asian="bold" style:font-size-complex="20pt" style:font-weight-complex="bold"/>
    </style:style>
    <style:style style:name="T10" style:family="text">
      <style:text-properties fo:text-transform="uppercase" style:font-name="Arial" fo:font-weight="bold" officeooo:rsid="00c93697" style:font-size-asian="20pt" style:font-weight-asian="bold" style:font-size-complex="20pt" style:font-weight-complex="bold"/>
    </style:style>
    <style:style style:name="T11" style:family="text">
      <style:text-properties fo:text-transform="uppercase" style:font-name="Times New Roman2" fo:font-weight="bold" officeooo:rsid="006855d6" style:font-name-asian="Times New Roman2" style:font-size-asian="20pt" style:font-weight-asian="bold" style:font-name-complex="Times New Roman2" style:font-size-complex="20pt" style:font-weight-complex="bold"/>
    </style:style>
    <style:style style:name="T12" style:family="text">
      <style:text-properties style:font-name="Times New Roman2" officeooo:rsid="006855d6" style:font-name-asian="Times New Roman2" style:font-name-complex="Times New Roman2"/>
    </style:style>
    <style:style style:name="T13" style:family="text">
      <style:text-properties officeooo:rsid="00ca5b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portionnalité</text:p>
      <text:p text:style-name="Standard"/>
      <text:p text:style-name="P1"><text:span text:style-name="T1">Exercices du livre : pages </text:span><text:span text:style-name="T5">135</text:span><text:span text:style-name="T3">-1</text:span><text:span text:style-name="T5">44</text:span></text:p>
      <text:p text:style-name="P1"/>
      <text:p text:style-name="P3">4ème proportionnelle sans calculatrice</text:p>
      <text:p text:style-name="P3">2, 3, 6, 11, 12, 21, 22, 23, 26, 59</text:p>
      <text:p text:style-name="Standard"/>
      <text:p text:style-name="P6"><text:span text:style-name="T5">4ème proportionnelle </text:span><text:span text:style-name="T6">avec</text:span><text:span text:style-name="T5"> calculatrice</text:span></text:p>
      <text:p text:style-name="P3">4, 5, 17, 18, 20, 24</text:p>
      <text:p text:style-name="P6"/>
      <text:p text:style-name="P3">Avec un graphique</text:p>
      <text:p text:style-name="P3">8, 28, 29, 31, 32, 33, 61</text:p>
      <text:p text:style-name="P7"/>
      <text:p text:style-name="P3">Pourcentages</text:p>
      <text:p text:style-name="P3">13, 30, 35, 38, 39, 40</text:p>
      <text:p text:style-name="P7"/>
      <text:p text:style-name="P2"><text:span text:style-name="T4">Pourcentages</text:span><text:span text:style-name="T5"> d’augmentation/diminution</text:span></text:p>
      <text:p text:style-name="P3">36, 55, 66, 69</text:p>
      <text:p text:style-name="P4"/>
      <text:p text:style-name="P3">Échelle<text:span text:style-name="T13">s</text:span></text:p>
      <text:p text:style-name="P3">9, 10, 15, 42, 43, 44, 45</text:p>
      <text:p text:style-name="P3"/>
      <text:p text:style-name="P3"/>
      <text:p text:style-name="P3"/>
      <text:p text:style-name="P9"><text:span text:style-name="T10">grandeurs produit </text:span><text:span text:style-name="T11">−</text:span><text:span text:style-name="T10"> quotient</text:span></text:p>
      <text:p text:style-name="P6"/>
      <text:p text:style-name="P6"><text:span text:style-name="T1">Exercices du livre : pages </text:span><text:span text:style-name="T5">149</text:span><text:span text:style-name="T3">-1</text:span><text:span text:style-name="T5">53</text:span></text:p>
      <text:p text:style-name="P6"/>
      <text:p text:style-name="P3">Grandeurs produits <text:span text:style-name="T12">−</text:span> quotients</text:p>
      <text:p text:style-name="P6"><text:span text:style-name="T5">22, 27, 30</text:span></text:p>
      <text:p text:style-name="P6"><text:span text:style-name="T5"/></text:p>
      <text:p text:style-name="P5"><text:span text:style-name="T2">Vitesse</text:span><text:span text:style-name="T7">s</text:span><text:span text:style-name="T2"> moyenne</text:span><text:span text:style-name="T7">s</text:span></text:p>
      <text:p text:style-name="P5"><text:span text:style-name="T2">2, 3, 4</text:span></text:p>
      <text:p text:style-name="P5"><text:span text:style-name="T2"/></text:p>
      <text:p text:style-name="P5"><text:span text:style-name="T2">Changements d’unités</text:span></text:p>
      <text:p text:style-name="P3">5, 6, 33, 35, 36, 37, 39, 40, 43, 46, 49, 5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3H23M4S</meta:editing-duration>
    <meta:editing-cycles>154</meta:editing-cycles>
    <meta:generator>LibreOffice/6.4.7.2$Linux_X86_64 LibreOffice_project/40$Build-2</meta:generator>
    <meta:initial-creator>Véronique et Thibaud FONTANET</meta:initial-creator>
    <dc:date>2021-04-18T09:32:32.681037919</dc:date>
    <meta:print-date>2021-01-04T09:36:06.738044778</meta:print-date>
    <meta:document-statistic meta:table-count="0" meta:image-count="0" meta:object-count="0" meta:page-count="1" meta:paragraph-count="22" meta:word-count="98" meta:character-count="532" meta:non-whitespace-character-count="456"/>
  </office:meta>
</office:document-meta>
</file>